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330000003CB8666A63DED4F068.png" manifest:media-type="image/png"/>
  <manifest:file-entry manifest:full-path="Pictures/1000000000000299000000246C179E383590972D.png" manifest:media-type="image/png"/>
  <manifest:file-entry manifest:full-path="Pictures/100000000000024C00000017AFA443150ABFF334.png" manifest:media-type="image/png"/>
  <manifest:file-entry manifest:full-path="Pictures/10000000000002DF0000004AD7EE053F70158F74.png" manifest:media-type="image/png"/>
  <manifest:file-entry manifest:full-path="Pictures/10000000000002C800000033BFCAEA115161F808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veat" svg:font-family="Caveat" style:font-family-generic="roman" style:font-pitch="variable"/>
    <style:font-face style:name="Caveat1" svg:font-family="Caveat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4.473cm" fo:margin-left="1.429cm" fo:margin-top="0cm" fo:margin-bottom="0cm" table:align="left"/>
    </style:style>
    <style:style style:name="Table1.A" style:family="table-column">
      <style:table-column-properties style:column-width="14.473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2" style:family="table">
      <style:table-properties style:width="14.473cm" fo:margin-left="1.429cm" fo:margin-top="0cm" fo:margin-bottom="0cm" table:align="left"/>
    </style:style>
    <style:style style:name="Table2.A" style:family="table-column">
      <style:table-column-properties style:column-width="14.473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="1pt solid #000000"/>
    </style:style>
    <style:style style:name="Table3" style:family="table">
      <style:table-properties style:width="15.926cm" fo:margin-left="0cm" fo:margin-top="0cm" fo:margin-bottom="0cm" table:align="left"/>
    </style:style>
    <style:style style:name="Table3.A" style:family="table-column">
      <style:table-column-properties style:column-width="15.926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176cm" fo:border="1pt solid #000000"/>
    </style:style>
    <style:style style:name="Table4" style:family="table">
      <style:table-properties style:width="13.309cm" fo:margin-left="2.593cm" fo:margin-top="0cm" fo:margin-bottom="0cm" table:align="left"/>
    </style:style>
    <style:style style:name="Table4.A" style:family="table-column">
      <style:table-column-properties style:column-width="13.309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176cm" fo:border="1pt solid #000000"/>
    </style:style>
    <style:style style:name="Table5" style:family="table">
      <style:table-properties style:width="13.309cm" fo:margin-left="2.593cm" fo:margin-top="0cm" fo:margin-bottom="0cm" table:align="left"/>
    </style:style>
    <style:style style:name="Table5.A" style:family="table-column">
      <style:table-column-properties style:column-width="13.309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176cm" fo:border="1pt solid #000000"/>
    </style:style>
    <style:style style:name="Table6" style:family="table">
      <style:table-properties style:width="15.926cm" fo:margin-left="0cm" fo:margin-top="0cm" fo:margin-bottom="0cm" fo:break-before="auto" fo:break-after="auto" table:align="left"/>
    </style:style>
    <style:style style:name="Table6.A" style:family="table-column">
      <style:table-column-properties style:column-width="15.926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176cm" fo:border="1pt solid #000000"/>
    </style:style>
    <style:style style:name="Table7" style:family="table">
      <style:table-properties style:width="15.926cm" fo:margin-left="0cm" fo:margin-top="0cm" fo:margin-bottom="0cm" fo:break-before="auto" fo:break-after="auto" table:align="left"/>
    </style:style>
    <style:style style:name="Table7.A" style:family="table-column">
      <style:table-column-properties style:column-width="15.926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.176cm" fo:border="1pt solid #000000"/>
    </style:style>
    <style:style style:name="Table8" style:family="table">
      <style:table-properties style:width="15.926cm" fo:margin-left="0cm" fo:margin-top="0cm" fo:margin-bottom="0cm" fo:break-before="auto" fo:break-after="auto" table:align="left"/>
    </style:style>
    <style:style style:name="Table8.A" style:family="table-column">
      <style:table-column-properties style:column-width="15.926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="0.176cm" fo:border="1pt solid #000000"/>
    </style:style>
    <style:style style:name="Table9" style:family="table">
      <style:table-properties style:width="15.926cm" fo:margin-left="0cm" fo:margin-top="0cm" fo:margin-bottom="0cm" fo:break-before="auto" fo:break-after="auto" table:align="left"/>
    </style:style>
    <style:style style:name="Table9.A" style:family="table-column">
      <style:table-column-properties style:column-width="15.926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padding="0.176cm" fo:border="1pt solid #000000"/>
    </style:style>
    <style:style style:name="Table10" style:family="table">
      <style:table-properties style:width="15.926cm" fo:margin-left="0cm" fo:margin-top="0cm" fo:margin-bottom="0cm" table:align="left"/>
    </style:style>
    <style:style style:name="Table10.A" style:family="table-column">
      <style:table-column-properties style:column-width="15.926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padding="0.176cm" fo:border="1pt solid #000000"/>
    </style:style>
    <style:style style:name="P1" style:family="paragraph" style:parent-style-name="Standard">
      <style:text-properties style:font-name="Caveat" fo:font-size="18pt" fo:font-weight="bold" style:font-name-asian="Caveat1" style:font-size-asian="18pt" style:font-weight-asian="bold" style:font-name-complex="Caveat1" style:font-size-complex="18pt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margin-left="2.54cm" fo:margin-right="0cm" fo:text-align="justify" style:justify-single-word="false" fo:text-indent="0cm" style:auto-text-indent="false"/>
    </style:style>
    <style:style style:name="P4" style:family="paragraph" style:parent-style-name="Standard">
      <style:paragraph-properties fo:margin-left="1.27cm" fo:margin-right="0cm" fo:text-align="justify" style:justify-single-word="false" fo:text-indent="1.27cm" style:auto-text-indent="false"/>
    </style:style>
    <style:style style:name="P5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7" style:family="paragraph" style:parent-style-name="Heading_20_4">
      <style:paragraph-properties fo:text-align="justify" style:justify-single-word="false"/>
    </style:style>
    <style:style style:name="P8" style:family="paragraph" style:parent-style-name="Standard">
      <style:paragraph-properties fo:line-height="100%" fo:orphans="0" fo:widows="0"/>
    </style:style>
    <style:style style:name="P9" style:family="paragraph" style:parent-style-name="Standard">
      <style:paragraph-properties fo:margin-left="2.54cm" fo:margin-right="0cm" fo:line-height="100%" fo:orphans="0" fo:widows="0" fo:text-indent="0cm" style:auto-text-indent="false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11" style:family="paragraph" style:parent-style-name="Standard">
      <style:paragraph-properties fo:line-height="100%" fo:orphans="0" fo:widows="0"/>
      <style:text-properties fo:font-weight="bold" style:font-weight-asian="bold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weight="bold" style:font-weight-asian="bold"/>
    </style:style>
    <style:style style:name="P13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color="#999999" loext:opacity="100%"/>
    </style:style>
    <style:style style:name="P14" style:family="paragraph" style:parent-style-name="Heading_20_4">
      <style:paragraph-properties fo:margin-left="0cm" fo:margin-right="0cm" fo:margin-top="0.423cm" fo:margin-bottom="0.071cm" style:contextual-spacing="false" fo:line-height="115%" fo:text-align="justify" style:justify-single-word="false" fo:keep-together="always" fo:orphans="2" fo:widows="2" fo:text-indent="0cm" style:auto-text-indent="false" fo:break-before="auto" fo:break-after="auto" fo:padding="0cm" fo:border="none" fo:keep-with-next="always"/>
    </style:style>
    <style:style style:name="P15" style:family="paragraph" style:parent-style-name="Heading_20_4" style:list-style-name="WWNum5">
      <style:paragraph-properties fo:margin-left="2.54cm" fo:margin-right="0cm" fo:text-align="justify" style:justify-single-word="false" fo:text-indent="-0.635cm" style:auto-text-indent="false"/>
      <style:text-properties fo:font-size="11pt" fo:font-weight="normal" style:font-size-asian="11pt" style:font-weight-asian="normal" style:font-size-complex="11pt"/>
    </style:style>
    <style:style style:name="P16" style:family="paragraph" style:parent-style-name="Standard" style:master-page-name="Standard">
      <style:paragraph-properties fo:text-align="center" style:justify-single-word="false" style:page-number="1"/>
    </style:style>
    <style:style style:name="P17" style:family="paragraph" style:parent-style-name="Standard" style:list-style-name="WWNum1">
      <style:paragraph-properties fo:margin-left="1.27cm" fo:margin-right="0cm" fo:text-align="justify" style:justify-single-word="false" fo:text-indent="-0.635cm" style:auto-text-indent="false"/>
    </style:style>
    <style:style style:name="P18" style:family="paragraph" style:parent-style-name="Standard" style:list-style-name="WWNum3">
      <style:paragraph-properties fo:margin-left="1.27cm" fo:margin-right="0cm" fo:text-align="justify" style:justify-single-word="false" fo:text-indent="-0.635cm" style:auto-text-indent="false"/>
    </style:style>
    <style:style style:name="P19" style:family="paragraph" style:parent-style-name="Standard">
      <style:paragraph-properties fo:margin-left="2.54cm" fo:margin-right="0cm" fo:text-align="justify" style:justify-single-word="false" fo:text-indent="0cm" style:auto-text-indent="false"/>
    </style:style>
    <style:style style:name="P20" style:family="paragraph" style:parent-style-name="Standard">
      <style:paragraph-properties fo:margin-left="1.27cm" fo:margin-right="0cm" fo:text-align="justify" style:justify-single-word="false" fo:text-indent="1.27cm" style:auto-text-indent="false"/>
    </style:style>
    <style:style style:name="P21" style:family="paragraph" style:parent-style-name="Standard">
      <style:text-properties style:font-name="Caveat" fo:font-size="18pt" fo:font-weight="bold" style:font-name-asian="Caveat1" style:font-size-asian="18pt" style:font-weight-asian="bold" style:font-name-complex="Caveat1" style:font-size-complex="18pt"/>
    </style:style>
    <style:style style:name="P22" style:family="paragraph" style:parent-style-name="Standard" style:list-style-name="WWNum2">
      <style:paragraph-properties fo:margin-left="1.27cm" fo:margin-right="0cm" fo:text-indent="-0.635cm" style:auto-text-indent="false"/>
    </style:style>
    <style:style style:name="P23" style:family="paragraph" style:parent-style-name="Standard" style:list-style-name="WWNum4">
      <style:paragraph-properties fo:margin-left="1.27cm" fo:margin-right="0cm" fo:text-indent="-0.635cm" style:auto-text-indent="false"/>
    </style:style>
    <style:style style:name="P24" style:family="paragraph" style:parent-style-name="Standard" style:list-style-name="WWNum5">
      <style:paragraph-properties fo:margin-left="2.54cm" fo:margin-right="0cm" fo:text-indent="-0.635cm" style:auto-text-indent="false"/>
    </style:style>
    <style:style style:name="P25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color="#999999" loext:opacity="100%"/>
    </style:style>
    <style:style style:name="P26" style:family="paragraph" style:parent-style-name="Standard">
      <style:paragraph-properties fo:margin-left="2.54cm" fo:margin-right="0cm" fo:text-align="justify" style:justify-single-word="false" fo:text-indent="0cm" style:auto-text-indent="false"/>
      <style:text-properties fo:color="#999999" loext:opacity="100%"/>
    </style:style>
    <style:style style:name="P27" style:family="paragraph" style:parent-style-name="Standard">
      <style:paragraph-properties fo:line-height="100%" fo:orphans="0" fo:widows="0"/>
      <style:text-properties officeooo:rsid="0011d1a0" officeooo:paragraph-rsid="0011d1a0"/>
    </style:style>
    <style:style style:name="T1" style:family="text">
      <style:text-properties style:font-name="Caveat" fo:font-size="24pt" fo:font-weight="bold" style:font-name-asian="Caveat1" style:font-size-asian="24pt" style:font-weight-asian="bold" style:font-name-complex="Caveat1" style:font-size-complex="24pt"/>
    </style:style>
    <style:style style:name="T2" style:family="text">
      <style:text-properties style:font-name="Caveat" fo:font-size="24pt" fo:font-weight="bold" fo:background-color="#ffffff" loext:char-shading-value="0" style:font-name-asian="Caveat1" style:font-size-asian="24pt" style:font-weight-asian="bold" style:font-name-complex="Caveat1" style:font-size-complex="24pt"/>
    </style:style>
    <style:style style:name="T3" style:family="text">
      <style:text-properties style:font-name="Caveat" fo:font-size="18pt" fo:font-weight="bold" style:font-name-asian="Caveat1" style:font-size-asian="18pt" style:font-weight-asian="bold" style:font-name-complex="Caveat1" style:font-size-complex="18pt"/>
    </style:style>
    <style:style style:name="T4" style:family="text">
      <style:text-properties style:font-name="Caveat" fo:font-size="18pt" fo:font-weight="bold" fo:background-color="#ffffff" loext:char-shading-value="0" style:font-name-asian="Caveat1" style:font-size-asian="18pt" style:font-weight-asian="bold" style:font-name-complex="Caveat1" style:font-size-complex="18pt"/>
    </style:style>
    <style:style style:name="T5" style:family="text">
      <style:text-properties style:font-name="Courier New" style:font-name-asian="Courier New1" style:font-name-complex="Courier New1"/>
    </style:style>
    <style:style style:name="T6" style:family="text">
      <style:text-properties fo:font-size="12pt" fo:font-weight="bold" style:font-size-asian="12pt" style:font-weight-asian="bold" style:font-size-complex="12pt"/>
    </style:style>
    <style:style style:name="T7" style:family="text">
      <style:text-properties fo:color="#1155cc" loext:opacity="100%" style:text-underline-style="solid" style:text-underline-width="auto" style:text-underline-color="font-color"/>
    </style:style>
    <style:style style:name="T8" style:family="text">
      <style:text-properties fo:font-weight="bold" style:font-weight-asian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1">DAW UT2. </text:span><text:span text:style-name="T2">Servidor DNS primario y DNS secundario. Pruebas de funcionamiento.</text:span></text:p>
      <text:p text:style-name="P1"/>
      <text:p text:style-name="Standard"><text:span text:style-name="T3">Parte 1. </text:span><text:span text:style-name="T4">Comprobación ficheros configuración</text:span></text:p>
      <text:p text:style-name="P7"><text:bookmark text:name="_iuquqilrrba4"/>Ejercicio 1. Mostrar si los ficheros de zona del maestro tienen errores</text:p>
      <text:list xml:id="list1544459838" text:style-name="WWNum1">
        <text:list-item>
          <text:p text:style-name="P17">Verificar la zona directa:</text:p>
        </text:list-item>
      </text:list>
      <text:p text:style-name="P3">$sudo named-checkzone iesgn.org db.iesgn.org</text:p>
      <text:p text:style-name="P3">zone iesgn.org/IN: loaded serial 2001062501</text:p>
      <text:p text:style-name="P3">OK</text:p>
      <text:p text:style-name="P3"><draw:frame draw:style-name="fr1" draw:name="Imatge7" text:anchor-type="char" svg:width="13.381cm" svg:height="0.958cm" draw:z-index="1"><draw:image xlink:href="Pictures/10000000000002C800000033BFCAEA115161F808.png" xlink:type="simple" xlink:show="embed" xlink:actuate="onLoad" draw:mime-type="image/png"/></draw:frame></text:p>
      <text:list xml:id="list100609394706120" text:continue-numbering="true" text:style-name="WWNum1">
        <text:list-item>
          <text:p text:style-name="P17">Verificar la zona inversa:</text:p>
        </text:list-item>
      </text:list>
      <text:p text:style-name="P3">$sudo named-checkzone 0.0.10.in-addr.arpa db.10.0.0</text:p>
      <text:p text:style-name="P3">zone 0.0.10.in-addr.arpa/IN: loaded serial 2001062501</text:p>
      <text:p text:style-name="P3">OK</text:p>
      <text:p text:style-name="P3"><draw:frame draw:style-name="fr1" draw:name="Imatge8" text:anchor-type="char" svg:width="13.381cm" svg:height="1.346cm" draw:z-index="2"><draw:image xlink:href="Pictures/10000000000002DF0000004AD7EE053F70158F74.png" xlink:type="simple" xlink:show="embed" xlink:actuate="onLoad" draw:mime-type="image/png"/></draw:frame></text:p>
      <text:p text:style-name="P7"><text:bookmark text:name="_601qniai5cof"/>Ejercicio 2. Comprobar si named.conf tiene errores tanto en maestro como en esclavo</text:p>
      <text:list xml:id="list162358279" text:style-name="WWNum3">
        <text:list-item>
          <text:p text:style-name="P18">En maestro:</text:p>
        </text:list-item>
      </text:list>
      <text:p text:style-name="P4">$sudo named-checkconf named</text:p>
      <text:p text:style-name="P4"><draw:frame draw:style-name="fr2" draw:name="Imatge11" text:anchor-type="char" svg:width="14.303cm" svg:height="0.559cm" draw:z-index="3"><draw:image xlink:href="Pictures/100000000000024C00000017AFA443150ABFF334.png" xlink:type="simple" xlink:show="embed" xlink:actuate="onLoad" draw:mime-type="image/png"/></draw:frame></text:p>
      <text:list xml:id="list100608542293188" text:continue-numbering="true" text:style-name="WWNum3">
        <text:list-item>
          <text:p text:style-name="P18">En esclavo:</text:p>
        </text:list-item>
      </text:list>
      <text:p text:style-name="P4">$sudo named-checkconf named</text:p>
      <text:p text:style-name="P4"><draw:frame draw:style-name="fr1" draw:name="Imatge9" text:anchor-type="char" svg:width="14.303cm" svg:height="0.774cm" draw:z-index="4"><draw:image xlink:href="Pictures/1000000000000299000000246C179E383590972D.png" xlink:type="simple" xlink:show="embed" xlink:actuate="onLoad" draw:mime-type="image/png"/></draw:frame></text:p>
      <text:p text:style-name="P2"/>
      <text:p text:style-name="P2">Si no me devuelve output en ambos casos, significa que no hay errores.</text:p>
      <text:p text:style-name="P2"/>
      <text:p text:style-name="P7"><text:bookmark text:name="_6gksyi6im9yj"/>Ejercicio 3. Mostrar en /var/log/syslog la transferencia de zonas</text:p>
      <text:p text:style-name="P2">Paso <text:s/>1. Visualizar /var/log/syslog en el servidor dns primario:</text:p>
      <text:p text:style-name="P5">$sudo cat /var/log/syslog | grep named | grep transfer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7">No </text:p>
          </table:table-cell>
        </table:table-row>
      </table:table>
      <text:p text:style-name="Standard"/>
      <text:p text:style-name="P2">En caso de que no se realice la transferencia de zonas, deberás ir al servidor secundario y <text:soft-page-break/>dar permisos de escritura al directorio /etc/bind ejecutando<text:span text:style-name="T5"> $sudo chmod 2775 /etc/bind.</text:span> </text:p>
      <text:p text:style-name="P2">A continuación reiniciar el servicio DNS en el DNS primario y en el secundario.</text:p>
      <text:p text:style-name="P2">Comprobar que se ha realizado la transferencia de zonas.</text:p>
      <text:p text:style-name="P2"/>
      <text:p text:style-name="P5">$sudo cat /var/log/syslog | grep named | grep transfer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8"/>
          </table:table-cell>
        </table:table-row>
      </table:table>
      <text:p text:style-name="Standard"/>
      <text:p text:style-name="Standard">Paso 2. Visualizar los ficheros de zona transferidos en el servidor secundario.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8"/>
          </table:table-cell>
        </table:table-row>
      </table:table>
      <text:p text:style-name="P1"/>
      <text:p text:style-name="P1">Parte 2. Preparación del escenario</text:p>
      <text:p text:style-name="Standard">Necesitamos tener cuatro MV: </text:p>
      <text:list text:style-name="WWNum2">
        <text:list-item>
          <text:p text:style-name="P22">Router Mikrotik (IP= 10.33.1.1)</text:p>
        </text:list-item>
        <text:list-item>
          <text:p text:style-name="P22">Ubuntu Server (IP= 10.33.1.2, hostname= tunombre) → Servidor DNS primario</text:p>
        </text:list-item>
        <text:list-item>
          <text:p text:style-name="P22">Ubuntu Server (IP= 10.33.1.10, hostname= esclavo) → Servidor DNS secundario</text:p>
        </text:list-item>
        <text:list-item>
          <text:p text:style-name="P22">Ubuntu Desktop (IP= 10.33.1.3) → Cliente desde el que realizaremos las pruebas</text:p>
        </text:list-item>
      </text:list>
      <text:p text:style-name="P1"/>
      <text:list text:style-name="WWNum4">
        <text:list-item>
          <text:p text:style-name="P23">El servidor DNS primario, está correctamente configurado en la actividad <text:s/>anterior.</text:p>
        </text:list-item>
        <text:list-item>
          <text:p text:style-name="P23">El servidor DNS secundario, está correctamente configurado en la actividad anterior.</text:p>
        </text:list-item>
        <text:list-item>
          <text:p text:style-name="P23">El cliente Ubuntu Desktop, lo preparemos del siguiente modo:</text:p>
        </text:list-item>
      </text:list>
      <text:list xml:id="list1696202007" text:style-name="WWNum5">
        <text:list-item>
          <text:p text:style-name="P24">Cambiar la configuración de manera que sea: IP a 10.33.1.3, gateway 10.33.1.1, dns 10.33.1.2 y 10.33.1.10</text:p>
        </text:list-item>
      </text:list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9"/>
          </table:table-cell>
        </table:table-row>
      </table:table>
      <text:list xml:id="list100608908835147" text:continue-numbering="true" text:style-name="WWNum5">
        <text:list-item>
          <text:p text:style-name="P15"><text:bookmark text:name="_xf9cti6em3we"/>Realizar la configuración DNS de cliente desde /etc/resolv.conf:</text:p>
        </text:list-item>
      </text:list>
      <text:p text:style-name="P3">nameserver 10.33.1.2</text:p>
      <text:p text:style-name="P3">nameserver 10.33.1.10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9"/>
          </table:table-cell>
        </table:table-row>
      </table:table>
      <text:p text:style-name="P2"/>
      <text:p text:style-name="Standard"><text:span text:style-name="T3">Parte 3. </text:span><text:span text:style-name="T4">Comprobación del correcto funcionamiento DNS maestro- DNS esclavo</text:span></text:p>
      <text:p text:style-name="P14"><text:bookmark text:name="_lzclsuwhikjm"/><text:span text:style-name="T6">Ejercicio</text:span> 1. Realizar una consulta dig a maestro y esclavo para comprobar que las respuestas son con autoridad</text:p>
      <text:p text:style-name="P2">Al maestro: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0"/>
          </table:table-cell>
        </table:table-row>
      </table:table>
      <text:p text:style-name="P2"/>
      <text:p text:style-name="P2">Al esclavo:</text:p>
      <table:table table:name="Table7" table:style-name="Table7">
        <table:table-column table:style-name="Table7.A"/>
        <text:soft-page-break/>
        <table:table-row table:style-name="Table7.1">
          <table:table-cell table:style-name="Table7.A1" office:value-type="string">
            <text:p text:style-name="P10"/>
          </table:table-cell>
        </table:table-row>
      </table:table>
      <text:p text:style-name="P2"/>
      <text:p text:style-name="P2">RECUERDA. Hemos de buscar el flag "aa", que quiere decir "Authoritative Answer".<text:line-break/>Dig nos devolverá esa flag siempre que hagamos consultas sobre zonas en las que los servidores tengan autoridad.</text:p>
      <text:p text:style-name="P2">La <text:a xlink:type="simple" xlink:href="https://www.ietf.org/rfc/rfc1035.txt" text:style-name="ListLabel_20_46" text:visited-style-name="ListLabel_20_46"><text:span text:style-name="T7">RFC 1035</text:span></text:a> dice lo siguiente:</text:p>
      <text:p text:style-name="P2"><draw:frame draw:style-name="fr3" draw:name="image1.png" text:anchor-type="as-char" svg:width="14.896cm" svg:height="1.588cm" draw:z-index="0"><draw:image xlink:href="Pictures/10000000000002330000003CB8666A63DED4F068.png" xlink:type="simple" xlink:show="embed" xlink:actuate="onLoad" draw:mime-type="image/png"/></draw:frame></text:p>
      <text:p text:style-name="P2">Si por ejemplo hiciera una consulta en una zona sobre la que mi servidor NO TIENE autoridad, no aparecería el flag "aa".</text:p>
      <text:p text:style-name="P2"/>
      <text:p text:style-name="P7"><text:bookmark text:name="_10d46ljq41e9"/>Ejercicio 2. Solicitar copia completa de una zona desde cliente ¿qué tiene que ocurrir?</text:p>
      <text:p text:style-name="P2">Ejecuta el comando <text:span text:style-name="T8">dig @10.33.1.2 iesaf.org axfr</text:span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0"/>
          </table:table-cell>
        </table:table-row>
      </table:table>
      <text:p text:style-name="P2"/>
      <text:p text:style-name="P13">No permite la transferencia, si el resultado es como este:</text:p>
      <text:p text:style-name="P26">; &lt;&lt;&gt;&gt; DiG 9.16.22-Debian &lt;&lt;&gt;&gt; @10.33.1.2 iesaf.org axfr</text:p>
      <text:p text:style-name="P26">; (1 server found)</text:p>
      <text:p text:style-name="P26">;; global options: +cmd</text:p>
      <text:p text:style-name="P26">; Transfer failed.</text:p>
      <text:p text:style-name="P13"/>
      <text:p text:style-name="P13">Si permite la transferencia, si el resultado es:</text:p>
      <text:p text:style-name="P26">; &lt;&lt;&gt;&gt; DiG 9.16.22-Debian &lt;&lt;&gt;&gt; @10.0.0.2 iesgn.org axfr</text:p>
      <text:p text:style-name="P26">; (1 server found)</text:p>
      <text:p text:style-name="P26">;; global options: +cmd</text:p>
      <text:p text:style-name="P26">iesaf.org. <text:s text:c="5"/>86400 <text:s text:c="2"/>IN <text:s/>SOA tunombre.iesaf.org. admin.iesaf.org. 2001062503 21600 3600 604800 86400</text:p>
      <text:p text:style-name="P26">iesaf.org. <text:s text:c="5"/>86400 <text:s text:c="2"/>IN <text:s/>NS <text:s/>tunombre.iesaf.org.</text:p>
      <text:p text:style-name="P26">iesaf.org. <text:s text:c="5"/>86400 <text:s text:c="2"/>IN <text:s/>NS <text:s/>esclavo.iesaf.org.</text:p>
      <text:p text:style-name="P26">iesaf.org. <text:s text:c="5"/>86400 <text:s text:c="2"/>IN <text:s/>MX <text:s/>10 correo.iesaf.org.</text:p>
      <text:p text:style-name="P26">tunombre.iesaf.org. <text:s/>86400 <text:s text:c="2"/>IN <text:s/>A <text:s text:c="2"/>10.33.1.2</text:p>
      <text:p text:style-name="P26">cliente1.iesaf.org. 86400 <text:s text:c="2"/>IN <text:s/>A <text:s text:c="2"/>10.33.1.3</text:p>
      <text:p text:style-name="P26">correo.iesaf.org. <text:s text:c="2"/>86400 <text:s text:c="2"/>IN <text:s/>A <text:s text:c="2"/>10.33.1.2</text:p>
      <text:p text:style-name="P26">departamentos.iesaf.org. 86400 <text:s/>IN <text:s/>CNAME <text:s text:c="2"/>tunombre.iesaf.org.</text:p>
      <text:p text:style-name="P26">ftp.iesaf.org. <text:s text:c="5"/>86400 <text:s text:c="2"/>IN <text:s/>A <text:s text:c="2"/>10.33.1.2</text:p>
      <text:p text:style-name="P26">esclavo.iesaf.org. <text:s text:c="2"/>86400 <text:s text:c="2"/>IN <text:s/>A <text:s text:c="2"/>10.33.1.10</text:p>
      <text:p text:style-name="P26">www.iesaf.org. <text:s text:c="5"/>86400 <text:s text:c="2"/>IN <text:s/>CNAME <text:s text:c="2"/>tunombre.iesaf.org.</text:p>
      <text:p text:style-name="P5"/>
      <text:p text:style-name="P7"><text:bookmark text:name="_452j9gnyyahb"/>Ejercicio 3. Realizar consulta desde cliente y comprobar qué servidor responde</text:p>
      <text:p text:style-name="Standard">Al ejecutar dig tunombre.iesaf.org el resultado seria:</text:p>
      <text:p text:style-name="P5">;; Query time: 0 msec</text:p>
      <text:p text:style-name="P5"><text:soft-page-break/>;; SERVER: 10.33.1.2#53(10.33.1.2)</text:p>
      <text:p text:style-name="P5">;; WHEN: Wed Oct 4 09:50:34 UTC 2023</text:p>
      <text:p text:style-name="P5">;; XFR size: 14 records (messages 1, bytes 403)</text:p>
      <text:p text:style-name="P2">Según nuestro orden en resolv.conf, siempre nos responderá el maestro, salvo que éste falle.</text:p>
      <text:p text:style-name="P6"/>
      <text:p text:style-name="Standard">Ejecutar<text:span text:style-name="T8"> dig tunombre.iesaf.org</text:span>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2"/>
          </table:table-cell>
        </table:table-row>
      </table:table>
      <text:p text:style-name="P7"><text:bookmark text:name="_sodaw1x3f20p"/>Ejercicio 4. Apagar Servidor DNS maestro y hacer consulta desde cliente ¿quién responde?</text:p>
      <text:p text:style-name="Standard">Al ejecutar dig tunombre.iesaf.org el resultado seria:</text:p>
      <text:p text:style-name="P5">;; Query time: 0 msec</text:p>
      <text:p text:style-name="P5">;; SERVER: 10.33.1.10#53(10.33.1.10)</text:p>
      <text:p text:style-name="P5">;; WHEN: Wed Oct 4 09:50:34 UTC 2023</text:p>
      <text:p text:style-name="P5">;; XFR size: 14 records (messages 1, bytes 403)</text:p>
      <text:p text:style-name="P2">Según nuestro orden en resolv.conf, siempre nos responderá el maestro, salvo que éste falle. Responde el esclavo.</text:p>
      <text:p text:style-name="Standard"/>
      <text:p text:style-name="Standard">Ejecutar<text:span text:style-name="T8"> dig tunombre.iesaf.org</text:span>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11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veat" svg:font-family="Caveat" style:font-family-generic="roman" style:font-pitch="variable"/>
    <style:font-face style:name="Caveat1" svg:font-family="Caveat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1pt" style:text-underline-style="none" fo:font-weight="normal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color="#1155cc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)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)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(%4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(%5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(%6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)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)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(%4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(%5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(%6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" text:bullet-char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" text:bullet-char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" text:bullet-char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" text:bullet-char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" text:bullet-char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" text:bullet-char="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" text:bullet-char="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" text:bullet-char="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" text:bullet-char="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)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)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loext:num-list-format="(%4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(%5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(%6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loext:num-list-format="%7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3-10-16T10:06:08.047363063</dc:date>
    <meta:editing-duration>PT1H41M51S</meta:editing-duration>
    <meta:editing-cycles>1</meta:editing-cycles>
    <meta:document-statistic meta:table-count="10" meta:image-count="5" meta:object-count="0" meta:page-count="4" meta:paragraph-count="85" meta:word-count="661" meta:character-count="4503" meta:non-whitespace-character-count="3850"/>
  </office:meta>
</office:document-meta>
</file>